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8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office:value-type="string" calcext:value-type="string">
            <text:p>-623</text:p>
          </table:table-cell>
          <table:table-cell office:value-type="string" calcext:value-type="string">
            <text:p>-960.85</text:p>
          </table:table-cell>
          <table:table-cell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3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8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52"/>
        </table:table-row>
        <table:table-row table:style-name="ro1">
          <table:table-cell table:style-name="ce28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Годовой отчёт за 1 год с ноября до ноября</text:p>
          </table:table-cell>
          <table:table-cell table:style-name="ce2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5:10:34.6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9T15:18:15.315000000</dc:date>
    <meta:editing-duration>P9DT23M7S</meta:editing-duration>
    <meta:editing-cycles>3964</meta:editing-cycles>
    <meta:document-statistic meta:table-count="6" meta:cell-count="10926" meta:object-count="0"/>
    <meta:user-defined meta:name="qrichtext">1</meta:user-defined>
  </office:meta>
</office:document-meta>
</file>